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299in"/>
    </style:style>
    <style:style style:name="Table1.B" style:family="table-column">
      <style:table-column-properties style:column-width="6.4632in"/>
    </style:style>
    <style:style style:name="Table1.A1" style:family="table-cell">
      <style:table-cell-properties fo:background-color="#f3f6f6" fo:padding="0in" fo:border="none">
        <style:background-image/>
      </style:table-cell-properties>
    </style:style>
    <style:style style:name="P1" style:family="paragraph" style:parent-style-name="Standard">
      <style:paragraph-properties fo:margin-top="0in" fo:margin-bottom="0in" loext:contextual-spacing="false" fo:orphans="2" fo:widows="2"/>
      <style:text-properties fo:font-size="2pt" style:font-size-asian="2pt" style:font-size-complex="2pt"/>
    </style:style>
    <style:style style:name="P2"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P3"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5"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6" style:family="paragraph" style:parent-style-name="Text_20_body">
      <style:paragraph-properties fo:margin-left="0in" fo:margin-right="0in" fo:margin-top="0in" fo:margin-bottom="0.1252in" loext:contextual-spacing="false" fo:line-height="100%" fo:orphans="2" fo:widows="2" fo:text-indent="0in" style:auto-text-indent="false"/>
      <style:text-properties fo:font-variant="normal" fo:text-transform="none" fo:color="#404040" style:font-name="inherit" fo:font-size="12pt" fo:letter-spacing="normal" fo:font-style="normal" fo:font-weight="bold"/>
    </style:style>
    <style:style style:name="P7" style:family="paragraph" style:parent-style-name="Text_20_body">
      <style:paragraph-properties fo:margin-left="0in" fo:margin-right="0in" fo:margin-top="0in" fo:margin-bottom="0.1252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bold"/>
    </style:style>
    <style:style style:name="P8" style:family="paragraph" style:parent-style-name="Text_20_body">
      <style:paragraph-properties fo:margin-left="0in" fo:margin-right="0in" fo:margin-top="0in" fo:margin-bottom="0in" loext:contextual-spacing="false" style:line-height-at-least="0.25in" fo:orphans="2" fo:widows="2" fo:text-indent="0in" style:auto-text-indent="false"/>
    </style:style>
    <style:style style:name="P9" style:family="paragraph" style:parent-style-name="Text_20_body" style:list-style-name="L1">
      <style:paragraph-properties fo:margin-left="0.25in" fo:margin-right="0in" fo:margin-top="0in" fo:margin-bottom="0.25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10" style:family="paragraph" style:parent-style-name="Text_20_body" style:list-style-name="L1">
      <style:paragraph-properties fo:margin-left="0.25in" fo:margin-right="0in" fo:margin-top="0in" fo:margin-bottom="0.25in" loext:contextual-spacing="false" style:line-height-at-least="0.25in" fo:orphans="2" fo:widows="2" fo:text-indent="0in" style:auto-text-indent="false" fo:padding="0in" fo:border="none"/>
    </style:style>
    <style:style style:name="P11" style:family="paragraph" style:parent-style-name="Text_20_body" style:list-style-name="L2">
      <style:paragraph-properties fo:margin-left="0.25in" fo:margin-right="0in" fo:margin-top="0in" fo:margin-bottom="0.25in" loext:contextual-spacing="false" style:line-height-at-least="0.25in" fo:orphans="2" fo:widows="2" fo:text-indent="0in" style:auto-text-indent="false" fo:padding="0in" fo:border="none"/>
    </style:style>
    <style:style style:name="P1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13"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fo:letter-spacing="normal" loext:padding="0in" loext:border="none"/>
    </style:style>
    <style:style style:name="P14" style:family="paragraph" style:parent-style-name="Preformatted_20_Text">
      <style:paragraph-properties fo:margin-top="0in" fo:margin-bottom="0in" loext:contextual-spacing="false" fo:orphans="2" fo:widows="2" fo:padding="0in" fo:border="none"/>
    </style:style>
    <style:style style:name="P15"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loext:padding="0in" loext:border="none"/>
    </style:style>
    <style:style style:name="P16"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loext:padding="0in" loext:border="none"/>
    </style:style>
    <style:style style:name="P17"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bold"/>
    </style:style>
    <style:style style:name="P18" style:family="paragraph" style:parent-style-name="Heading_20_2">
      <style:paragraph-properties fo:margin-left="0in" fo:margin-right="0in" fo:margin-top="0in" fo:margin-bottom="0.0972in" loext:contextual-spacing="false" fo:orphans="2" fo:widows="2" fo:text-indent="0in" style:auto-text-indent="false"/>
    </style:style>
    <style:style style:name="P19" style:family="paragraph" style:parent-style-name="Heading_20_3">
      <style:paragraph-properties fo:margin-top="0in" fo:margin-bottom="0.0972in" loext:contextual-spacing="false" fo:orphans="2" fo:widows="2"/>
      <style:text-properties style:font-name="Roboto Slab" fo:font-size="15pt" fo:font-weight="bold"/>
    </style:style>
    <style:style style:name="P20" style:family="paragraph" style:parent-style-name="Heading_20_3">
      <style:paragraph-properties fo:margin-top="0in" fo:margin-bottom="0.0972in" loext:contextual-spacing="false"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1" style:family="paragraph" style:parent-style-name="Table_20_Contents">
      <style:paragraph-properties fo:margin-left="0in" fo:margin-right="0in" fo:margin-top="0in" fo:margin-bottom="0in" loext:contextual-spacing="false" fo:text-indent="0in" style:auto-text-indent="false"/>
      <style:text-properties fo:font-size="10.5pt"/>
    </style:style>
    <style:style style:name="P22" style:family="paragraph" style:parent-style-name="Table_20_Contents">
      <style:paragraph-properties fo:margin-top="0in" fo:margin-bottom="0in" loext:contextual-spacing="false"/>
      <style:text-properties fo:font-size="10.5pt"/>
    </style:style>
    <style:style style:name="T1" style:family="text">
      <style:text-properties fo:font-variant="normal" fo:text-transform="none" fo:color="#404040" style:font-name="Lato" fo:font-size="12pt" fo:letter-spacing="normal" fo:font-style="normal" fo:font-weight="normal"/>
    </style:style>
    <style:style style:name="T2" style:family="text">
      <style:text-properties fo:font-variant="normal" fo:text-transform="none" fo:color="#404040" style:font-name="Lato" fo:letter-spacing="normal" fo:font-style="normal" fo:font-weight="normal"/>
    </style:style>
    <style:style style:name="T3"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4" style:family="text">
      <style:text-properties fo:font-variant="normal" fo:text-transform="none" fo:color="#404040" style:font-name="Consolas" fo:font-size="13.5pt" fo:letter-spacing="normal" fo:font-style="normal" fo:font-weight="bold" fo:background-color="#ffffff" loext:char-shading-value="0" loext:padding-left="0.052in" loext:padding-right="0.052in" loext:padding-top="0.0209in" loext:padding-bottom="0.0209in" loext:border="0.06pt solid #e1e4e5"/>
    </style:style>
    <style:style style:name="T5" style:family="text">
      <style:text-properties fo:font-variant="normal" fo:text-transform="none" fo:color="#404040" style:font-name="Consolas" fo:letter-spacing="normal" fo:font-style="normal" fo:font-weight="bold" fo:background-color="#ffffff" loext:char-shading-value="0" loext:padding-left="0.052in" loext:padding-right="0.052in" loext:padding-top="0.0209in" loext:padding-bottom="0.0209in" loext:border="0.06pt solid #e1e4e5"/>
    </style:style>
    <style:style style:name="T6" style:family="text">
      <style:text-properties fo:font-variant="normal" fo:text-transform="none" fo:color="#404040" style:font-name="Roboto Slab" fo:font-size="18pt" fo:letter-spacing="normal" fo:font-style="normal" fo:font-weight="bold"/>
    </style:style>
    <style:style style:name="T7" style:family="text">
      <style:text-properties fo:font-variant="normal" fo:text-transform="none" fo:color="#404040" style:font-name="Roboto Slab" fo:letter-spacing="normal" fo:font-style="normal" fo:font-weight="bold"/>
    </style:style>
    <style:style style:name="T8"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9" style:family="text">
      <style:text-properties fo:font-variant="normal" fo:text-transform="none" fo:color="#e74c3c" style:font-name="Consolas" fo:letter-spacing="normal" fo:font-style="normal" fo:font-weight="normal" fo:background-color="#ffffff" loext:char-shading-value="0" loext:padding-left="0.052in" loext:padding-right="0.052in" loext:padding-top="0.0209in" loext:padding-bottom="0.0209in" loext:border="0.06pt solid #e1e4e5"/>
    </style:style>
    <style:style style:name="T10"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11" style:family="text">
      <style:text-properties fo:font-variant="normal" fo:text-transform="none" fo:color="#2980b9" style:text-line-through-style="none" style:text-line-through-type="none" style:font-name="Lato" fo:letter-spacing="normal" fo:font-style="normal" style:text-underline-style="none" fo:font-weight="normal" style:text-blinking="false"/>
    </style:style>
    <style:style style:name="T12" style:family="text">
      <style:text-properties style:font-name="Consolas" fo:font-size="9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6. Module</text:h>
      <text:p text:style-name="P4">Wenn man den Python-Interpreter beendet und erneut startet, gehen alle vorgenommenen Definitionen (Funktionen und Variablen) verloren. Deshalb benutzt man vorzugsweise einen Text-Editor, um längere und komplexere Programme zu schreiben und verwendet eine Datei als Eingabe für den Interpreter. Diese Datei wird auch als Skript bezeichnet. Wird ein Programm länger, teilt man es besser in mehrere Dateien auf, um es leichter warten zu können. Außerdem ist es von Vorteil, nützliche Funktionen in mehreren Programmen verwenden zu können, ohne sie in jedem Programm erneut definieren zu müssen.</text:p>
      <text:p text:style-name="P5"><text:span text:style-name="T1">Hierfür bietet Python die Möglichkeit, etwas in einer Datei zu definieren und diese in einer anderen Datei oder in der interaktiven Konsole wieder zu verwenden. So eine Datei wird als </text:span><text:span text:style-name="Emphasis"><text:span text:style-name="T1">Modul</text:span></text:span><text:span text:style-name="T1"> bezeichnet. Definitionen eines Moduls können in anderen Modulen oder in das </text:span><text:span text:style-name="Emphasis"><text:span text:style-name="T1">Hauptmodul</text:span></text:span><text:span text:style-name="T1"> </text:span><text:span text:style-name="Emphasis"><text:span text:style-name="T1">importiert</text:span></text:span><text:span text:style-name="T1"> werden, welches die Gesamtheit aller Funktionen und Variablen enthält, auf die man in einem Skript zugreifen kann.</text:span></text:p>
      <text:p text:style-name="P5"><text:span text:style-name="T1">Ein Modul ist eine Datei, die Python-Definitionen und -Anweisungen beinhaltet. Der Dateiname mit dem </text:span><text:span text:style-name="Source_20_Text"><text:span text:style-name="T8">.py</text:span></text:span><text:span text:style-name="T1">-Suffix entspricht dem Namen des Moduls. Innerhalb eines Moduls ist der Modulname als </text:span><text:span text:style-name="Source_20_Text"><text:span text:style-name="T8">__name__</text:span></text:span><text:span text:style-name="T1"> verfügbar (globale Variable des Typs String). Zum Beispiel: Öffne einen Editor Deiner Wahl und erstelle eine Datei im aktuellen Verzeichnis mit dem Namen </text:span><text:span text:style-name="Source_20_Text"><text:span text:style-name="T8">fibo.py</text:span></text:span><text:span text:style-name="T1"> und folgendem Inhalt:</text:span></text:p>
      <text:p text:style-name="P12"># Fibonacci-Zahlen-Modul</text:p>
      <text:p text:style-name="P14"/>
      <text:p text:style-name="P15">def fib(n): <text:s text:c="3"/># schreibe Fibonacci-Folge bis n</text:p>
      <text:p text:style-name="P16"><text:s text:c="4"/><text:span text:style-name="T12">a, b = 0, 1</text:span></text:p>
      <text:p text:style-name="P16"><text:s text:c="4"/><text:span text:style-name="T12">while b &lt; n:</text:span></text:p>
      <text:p text:style-name="P16"><text:s text:c="8"/><text:span text:style-name="T12">print(b, end=' ')</text:span></text:p>
      <text:p text:style-name="P16"><text:s text:c="8"/><text:span text:style-name="T12">a, b = b, a+b</text:span></text:p>
      <text:p text:style-name="P16"><text:s text:c="4"/><text:span text:style-name="T12">print()</text:span></text:p>
      <text:p text:style-name="P14"/>
      <text:p text:style-name="P15">def fib2(n): # gib die Fibonacci-Folge zurück bis n</text:p>
      <text:p text:style-name="P16"><text:s text:c="4"/><text:span text:style-name="T12">result = []</text:span></text:p>
      <text:p text:style-name="P16"><text:s text:c="4"/><text:span text:style-name="T12">a, b = 0, 1</text:span></text:p>
      <text:p text:style-name="P16"><text:s text:c="4"/><text:span text:style-name="T12">while b &lt; n:</text:span></text:p>
      <text:p text:style-name="P16"><text:s text:c="8"/><text:span text:style-name="T12">result.append(b)</text:span></text:p>
      <text:p text:style-name="P16"><text:s text:c="8"/><text:span text:style-name="T12">a, b = b, a+b</text:span></text:p>
      <text:p text:style-name="P16"><text:s text:c="4"/><text:span text:style-name="T12">return result</text:span></text:p>
      <text:p text:style-name="P4">Öffne danach Deinen Python-Interpreter und importiere das Modul mit folgendem Befehl:</text:p>
      <text:p text:style-name="P12">&gt;&gt;&gt; import fibo</text:p>
      <text:p text:style-name="P5"><text:span text:style-name="T1">Dieser Befehl fügt die von </text:span><text:span text:style-name="Source_20_Text"><text:span text:style-name="T8">fibo.py</text:span></text:span><text:span text:style-name="T1"> definierten Funktionen nicht automatisch in die globale Symboltabelle (</text:span><text:span text:style-name="Emphasis"><text:span text:style-name="T1">symbol table</text:span></text:span><text:span text:style-name="T1">) ein, sondern nur den Modulnamen </text:span><text:span text:style-name="Source_20_Text"><text:span text:style-name="T8">fibo</text:span></text:span><text:span text:style-name="T1">. Um die Funktionen anzusprechen, benutzt man den Modulnamen:</text:span></text:p>
      <text:p text:style-name="P12">&gt;&gt;&gt; fibo.fib(1000)</text:p>
      <text:p text:style-name="P15">1 1 2 3 5 8 13 21 34 55 89 144 233 377 610 987</text:p>
      <text:p text:style-name="P15">&gt;&gt;&gt; fibo.fib2(100)</text:p>
      <text:p text:style-name="P15"><text:soft-page-break/>[1, 1, 2, 3, 5, 8, 13, 21, 34, 55, 89]</text:p>
      <text:p text:style-name="P15">&gt;&gt;&gt; fibo.__name__</text:p>
      <text:p text:style-name="P15">'fibo'</text:p>
      <text:p text:style-name="P4">Wenn man plant, eine Funktion öfters zu verwenden, kann man diese an einen lokalen Namen binden.</text:p>
      <text:p text:style-name="P12">&gt;&gt;&gt; fib = fibo.fib</text:p>
      <text:p text:style-name="P15">&gt;&gt;&gt; fib(500)</text:p>
      <text:p text:style-name="P15">1 1 2 3 5 8 13 21 34 55 89 144 233 377</text:p>
      <text:section text:style-name="Sect1" text:name="mehr-zum-thema-module">
        <text:h text:style-name="P17" text:outline-level="2"><text:bookmark text:name="tut-moremodules"/>6.1. Mehr zum Thema Module</text:h>
        <text:p text:style-name="P4">Ein Modul kann sowohl ausführbare Anweisungen, als auch Definitionen einer Funktion enthalten. Diese Anweisungen sind dazu gedacht, das Modul zu initialisieren, und werden nur ausgeführt, wenn das Modul zum ersten Mal importiert wird.</text:p>
        <text:p text:style-name="P5"><text:span text:style-name="T1">Jedes Modul hat seine eigene, private Symboltabelle, welche wiederum als globale Symboltabelle von allen Funktion in diesem Modul verwendet wird. Daher kann der Verfasser eines Moduls ohne Bedenken globale Variablen in seinem Modul verwenden, da sie sich nicht mit den globalen Variablen des Benutzers überschneiden können. Andererseits kann man (wenn man weiß, was man tut) auch die globalen Variablen eines Moduls verändern, indem man die gleiche Schreibweise verwendet, um auch dessen Funktionen anzusprechen, </text:span><text:span text:style-name="Source_20_Text"><text:span text:style-name="T8">modname.itemname</text:span></text:span><text:span text:style-name="T1">.</text:span></text:p>
        <text:p text:style-name="P5"><text:span text:style-name="T1">Module können andere Module importieren. Es ist üblich, aber nicht zwingend notwendig, dass man alle </text:span><text:span text:style-name="Source_20_Text"><text:span text:style-name="T3">import</text:span></text:span><text:span text:style-name="T1">-Anweisungen an den Anfang eines Moduls setzt (oder in diesem Fall Skripts). Die Namen der importierten Module werden in die Symboltabelle des importierenden Moduls eingefügt.</text:span></text:p>
        <text:p text:style-name="P5"><text:span text:style-name="T1">Es gibt eine Variante der </text:span><text:span text:style-name="Source_20_Text"><text:span text:style-name="T3">import</text:span></text:span><text:span text:style-name="T1">-Anweisung, welche bestimmte Namen aus einem Modul direkt in die Symboltabelle des importierenden Moduls einfügt. Beispielsweise:</text:span></text:p>
        <text:p text:style-name="P12">&gt;&gt;&gt; from fibo import fib, fib2</text:p>
        <text:p text:style-name="P15">&gt;&gt;&gt; fib(500)</text:p>
        <text:p text:style-name="P15">1 1 2 3 5 8 13 21 34 55 89 144 233 377</text:p>
        <text:p text:style-name="P5"><text:span text:style-name="T1">Diese Variante fügt allerdings nicht den Modulnamen, aus dem die Namen importiert werden, in die lokale Symboltabelle ein, sondern nur die aufgeführten. In diesem Beispiel wird </text:span><text:span text:style-name="Source_20_Text"><text:span text:style-name="T8">fibo</text:span></text:span><text:span text:style-name="T1"> also nicht eingefügt.</text:span></text:p>
        <text:p text:style-name="P4">Zusätzlich gibt es eine Variante um alle Namen eines Moduls zu importieren:</text:p>
        <text:p text:style-name="P12">&gt;&gt;&gt; from fibo import *</text:p>
        <text:p text:style-name="P15">&gt;&gt;&gt; fib(500)</text:p>
        <text:p text:style-name="P15">1 1 2 3 5 8 13 21 34 55 89 144 233 37</text:p>
        <text:p text:style-name="P5"><text:span text:style-name="T1">Hiermit werden alle Namen, sofern sie nicht mit einem Unterstrich (</text:span><text:span text:style-name="Citation"><text:span text:style-name="T1">_</text:span></text:span><text:span text:style-name="T1">) beginnen , importiert. In den meisten Fällen wird diese Variante nicht verwendet, denn dadurch werden </text:span><text:soft-page-break/><text:span text:style-name="T1">unbekannte Namen in den Interpreter importiert und so kann es vorkommen, dass einige Namen überschrieben werden, die bereits definiert worden sind.</text:span></text:p>
        <text:p text:style-name="P5"><text:span text:style-name="T1">Beachte, dass der </text:span><text:span text:style-name="Source_20_Text"><text:span text:style-name="T8">*</text:span></text:span><text:span text:style-name="T1">-Import eines Moduls oder Paketes im allgemeinen verpönt ist, da er oft schlecht lesbaren Code verursacht. Allerdings ist es in Ordnung ihn im interaktiven Interpreter zu benutzen, um weniger tippen zu müssen.</text:span></text:p>
        <text:p text:style-name="P6">Bemerkung</text:p>
        <text:p text:style-name="P8"><text:span text:style-name="T1">Aus Effizienzgründen wird jedes Modul nur einmal durch eine Interpreter-Sitzung importiert. Deshalb muss man den Interpreter bei Veränderung der Module neustarten - oder man benutzt </text:span><text:span text:style-name="Source_20_Text"><text:span text:style-name="T3">imp.reload()</text:span></text:span><text:span text:style-name="T1">, beispielsweise </text:span><text:span text:style-name="Source_20_Text"><text:span text:style-name="T8">import imp; imp.reload(modulename)</text:span></text:span><text:span text:style-name="T1">, falls es nur ein Modul ist, welches man interaktiv testen will.</text:span></text:p>
        <text:section text:style-name="Sect1" text:name="module-als-skript-aufrufen">
          <text:h text:style-name="P19" text:outline-level="3"><text:bookmark text:name="tut-modulesasscripts"/>6.1.1. Module als Skript aufrufen</text:h>
          <text:p text:style-name="P4">Wenn man ein Python-Modul folgendermaßen aufruft:</text:p>
          <text:p text:style-name="P12">python fibo.py &lt;Argumente&gt;</text:p>
          <text:p text:style-name="P5"><text:span text:style-name="T1">wird der Code im Modul genauso ausgeführt, als hätte man das Modul importiert. Der einzige Unterschied ist, dass </text:span><text:span text:style-name="Source_20_Text"><text:span text:style-name="T8">__name__</text:span></text:span><text:span text:style-name="T1"> jetzt </text:span><text:span text:style-name="Source_20_Text"><text:span text:style-name="T8">"__main__"</text:span></text:span><text:span text:style-name="T1"> ist und nicht mehr der Name des Moduls. Wenn man nun folgende Zeilen an das Ende des Moduls anfügt:</text:span></text:p>
          <text:p text:style-name="P12">if __name__ == "__main__":</text:p>
          <text:p text:style-name="P16"><text:s text:c="4"/><text:span text:style-name="T12">import sys</text:span></text:p>
          <text:p text:style-name="P16"><text:s text:c="4"/><text:span text:style-name="T12">fib(int(sys.argv[1]))</text:span></text:p>
          <text:p text:style-name="P5"><text:span text:style-name="T1">kann man die Datei sowohl als Skript als auch als importierbares Modul nutzen, da der Code, der die Kommandozeile auswertet, nur ausgeführt wird, wenn das Modul direkt als </text:span><text:span text:style-name="Emphasis"><text:span text:style-name="T1">Hauptdatei</text:span></text:span><text:span text:style-name="T1"> ausgeführt wird:</text:span></text:p>
          <text:p text:style-name="P12">$ python fibo.py 50</text:p>
          <text:p text:style-name="P15">1 1 2 3 5 8 13 21 34</text:p>
          <text:p text:style-name="P4">Beim Import des Moduls wird dieser Code nicht ausgeführt:</text:p>
          <text:p text:style-name="P12">&gt;&gt;&gt; import fibo</text:p>
          <text:p text:style-name="P15">&gt;&gt;&gt;</text:p>
          <text:p text:style-name="P4">Dies wird oft dazu verwendet, um entweder eine bequeme Benutzerschnittstelle zum Modul bereitzustellen oder zu Testzwecken (wenn das Modul als Skript ausgeführt wird, wird eine Testsuite gestartet).</text:p>
        </text:section>
        <text:section text:style-name="Sect1" text:name="der-modul-suchpfad">
          <text:h text:style-name="P20" text:outline-level="3"><text:bookmark text:name="tut-searchpath"/>6.1.2. Der Modul-Suchpfad</text:h>
          <text:p text:style-name="P5"><text:bookmark text:name="index-0"/><text:span text:style-name="T1">Wenn ein Modul mit dem Namen </text:span><text:span text:style-name="Source_20_Text"><text:span text:style-name="T3">spam</text:span></text:span><text:span text:style-name="T1"> importiert wird, sucht der Interpreter zuerst nach einem eingebauten Modul mit diesem Namen. Wird es nicht gefunden, sucht er nach einer Datei, die </text:span><text:span text:style-name="Source_20_Text"><text:span text:style-name="T8">spam.py</text:span></text:span><text:span text:style-name="T1"> benannt ist, in der Liste von Verzeichnissen der Variable </text:span><text:span text:style-name="Source_20_Text"><text:span text:style-name="T3">sys.path</text:span></text:span><text:span text:style-name="T1">. </text:span><text:span text:style-name="Source_20_Text"><text:span text:style-name="T3">sys.path</text:span></text:span><text:span text:style-name="T1"> wird mit</text:span></text:p>
          <text:list xml:id="list3248439958" text:style-name="L1">
            <text:list-item>
              <text:p text:style-name="P9"><text:soft-page-break/>dem Verzeichnis, das das Eingabeskript enthält (oder das aktuelle Verzeichnis),</text:p>
            </text:list-item>
            <text:list-item>
              <text:p text:style-name="P10"><text:bookmark text:name="index-1"/><text:span text:style-name="Source_20_Text"><text:span text:style-name="T3">PYTHONPATH</text:span></text:span><text:span text:style-name="T1"> (eine Liste von Verzeichnissen, mit derselben Syntax wie die Shell-Variable </text:span><text:bookmark text:name="index-2"/><text:span text:style-name="Source_20_Text"><text:span text:style-name="T3">PATH</text:span></text:span><text:span text:style-name="T1">)</text:span></text:p>
            </text:list-item>
            <text:list-item>
              <text:p text:style-name="P9">der installationsabhängige Standard.</text:p>
            </text:list-item>
          </text:list>
          <text:p text:style-name="P5"><text:span text:style-name="T1">Nach der Initialisierung können Python-Programme </text:span><text:span text:style-name="Source_20_Text"><text:span text:style-name="T3">sys.path</text:span></text:span><text:span text:style-name="T1"> modifizieren. Das Verzeichnis, das das laufende Skript enthält befindet sich am Anfang des Suchpfads, noch vor den Pfaden der Standardbibliothek. Das bedeutet, dass Module in diesem Verzeichnis anstelle von Modulen der Standardbibliothek geladen werden, wenn sie denselben Namen haben. Dies ist ein Fehler, sofern man das Modul der Standardbibliothek nicht ersetzen will. Siehe Abschnitt </text:span><text:a xlink:type="simple" xlink:href="https://py-tutorial-de.readthedocs.io/de/python-3.3/modules.html#tut-standardmodules" text:style-name="Internet_20_link" text:visited-style-name="Visited_20_Internet_20_Link"><text:span text:style-name="T10">Standardmodule</text:span></text:a><text:span text:style-name="T1"> für mehr Informationen.</text:span></text:p>
        </text:section>
        <text:section text:style-name="Sect1" text:name="kompilierte-python-dateien">
          <text:h text:style-name="P20" text:outline-level="3">6.1.3. “Kompilierte” Python-Dateien</text:h>
          <text:p text:style-name="P5"><text:span text:style-name="T1">Um den Start von kurzen Programmen, die viele Standardmodule verwenden, schneller zu machen, werden Dateien erstellt, welche bereits “byte-kompiliert” sind. Existiert eine Datei mit dem Namen </text:span><text:span text:style-name="Source_20_Text"><text:span text:style-name="T8">spam.pyc</text:span></text:span><text:span text:style-name="T1">, so ist das eine “byte-kompilierte” Version der Datei </text:span><text:span text:style-name="Source_20_Text"><text:span text:style-name="T8">spam.py</text:span></text:span><text:span text:style-name="T1"> und des Moduls </text:span><text:span text:style-name="Source_20_Text"><text:span text:style-name="T3">spam</text:span></text:span><text:span text:style-name="T1">. Der Zeitpunkt an dem die Datei </text:span><text:span text:style-name="Source_20_Text"><text:span text:style-name="T8">spam.py</text:span></text:span><text:span text:style-name="T1"> zuletzt geändert wurde, wird in </text:span><text:span text:style-name="Source_20_Text"><text:span text:style-name="T8">spam.pyc</text:span></text:span><text:span text:style-name="T1"> festgehalten. Falls die Zeiten nicht übereinstimmen, wird die </text:span><text:span text:style-name="Source_20_Text"><text:span text:style-name="T8">.pyc</text:span></text:span><text:span text:style-name="T1"> ignoriert.</text:span></text:p>
          <text:p text:style-name="P5"><text:span text:style-name="T1">Normalerweise muss man nichts tun, damit die </text:span><text:span text:style-name="Source_20_Text"><text:span text:style-name="T8">spam.pyc</text:span></text:span><text:span text:style-name="T1">-Datei erstellt wird. Immer, wenn </text:span><text:span text:style-name="Source_20_Text"><text:span text:style-name="T8">spam.py</text:span></text:span><text:span text:style-name="T1"> erfolgreich kompiliert wird, wird auch versucht die kompilierte Version in </text:span><text:span text:style-name="Source_20_Text"><text:span text:style-name="T8">spam.pyc</text:span></text:span><text:span text:style-name="T1"> zu schreiben. Es wird kein Fehler geworfen, wenn der Vorgang scheitert; wenn aus irgendeinem Grund die Datei nicht vollständig geschrieben sein sollte, wird die daraus resultierende </text:span><text:span text:style-name="Source_20_Text"><text:span text:style-name="T8">spam.pyc</text:span></text:span><text:span text:style-name="T1"> automatisch als fehlerhaft erkannt und damit später ignoriert. Der Inhalt der </text:span><text:span text:style-name="Source_20_Text"><text:span text:style-name="T8">spam.pyc</text:span></text:span><text:span text:style-name="T1"> ist plattformunabhängig, wodurch man ein Modul Verzeichnis mit anderen Maschinen ohne Rücksicht auf ihre Architektur teilen kann.</text:span></text:p>
          <text:p text:style-name="P4">Einige Tipps für Experten:</text:p>
          <text:list xml:id="list2710930958" text:style-name="L2">
            <text:list-item>
              <text:p text:style-name="P11"><text:span text:style-name="T1">Wird der Python-Interpreter mit dem </text:span><text:span text:style-name="Source_20_Text"><text:span text:style-name="T3">-O</text:span></text:span><text:span text:style-name="T1">-Flag gestartet, so wird der optimierte Code in </text:span><text:span text:style-name="Source_20_Text"><text:span text:style-name="T8">.pyo</text:span></text:span><text:span text:style-name="T1">-Dateien gespeichert. Optimierter Code hilft momentan nicht viel, da er lediglich </text:span><text:span text:style-name="Source_20_Text"><text:span text:style-name="T3">assert</text:span></text:span><text:span text:style-name="T1">-Anweisungen entfernt. Wird </text:span><text:span text:style-name="Source_20_Text"><text:span text:style-name="T3">-O</text:span></text:span><text:span text:style-name="T1"> verwendet, wird der </text:span><text:span text:style-name="Emphasis"><text:span text:style-name="T1">komplette</text:span></text:span><text:span text:style-name="T1"> </text:span><text:a xlink:type="simple" xlink:href="https://py-tutorial-de.readthedocs.io/de/python-3.3/glossary.html#term-bytecode" text:style-name="Internet_20_link" text:visited-style-name="Visited_20_Internet_20_Link"><text:span text:style-name="T10">Bytecode</text:span></text:a><text:span text:style-name="T1"> optimiert; </text:span><text:span text:style-name="Source_20_Text"><text:span text:style-name="T8">.pyc</text:span></text:span><text:span text:style-name="T1"> werden ignoriert und </text:span><text:span text:style-name="Source_20_Text"><text:span text:style-name="T8">.py</text:span></text:span><text:span text:style-name="T1">-Dateien werden zu optimiertem Bytecode kompiliert.</text:span></text:p>
            </text:list-item>
            <text:list-item>
              <text:p text:style-name="P11"><text:span text:style-name="T1">Werden dem Python-Interpreter zwei </text:span><text:span text:style-name="Source_20_Text"><text:span text:style-name="T3">-O</text:span></text:span><text:span text:style-name="T1">-Flags übergeben, vollzieht der Bytecode-Compiler Optimierungen, die zu einer Fehlfunktion des Programms führen können. Momentan werden nur </text:span><text:span text:style-name="Source_20_Text"><text:span text:style-name="T8">__doc__</text:span></text:span><text:span text:style-name="T1">-Strings aus dem Bytecode entfernt, was zu </text:span><text:soft-page-break/><text:span text:style-name="T1">kleineren </text:span><text:span text:style-name="Source_20_Text"><text:span text:style-name="T8">.pyo</text:span></text:span><text:span text:style-name="T1">-Dateien führt. Da einige Programme sich darauf verlassen, dass sie verfügbar sind, sollte man diese Option nur aktivieren, wenn man weiß, was man tut.</text:span></text:p>
            </text:list-item>
            <text:list-item>
              <text:p text:style-name="P11"><text:span text:style-name="T1">Ein Programm wird in keinster Weise schneller ausgeführt, wenn es aus einer </text:span><text:span text:style-name="Source_20_Text"><text:span text:style-name="T8">.pyc</text:span></text:span><text:span text:style-name="T1"> oder </text:span><text:span text:style-name="Source_20_Text"><text:span text:style-name="T8">.pyo</text:span></text:span><text:span text:style-name="T1"> anstatt aus einer </text:span><text:span text:style-name="Source_20_Text"><text:span text:style-name="T8">.py</text:span></text:span><text:span text:style-name="T1">-Datei gelesen wird. Der einzige Geschwindigkeitsvorteil ist beim Starten der Dateien.</text:span></text:p>
            </text:list-item>
            <text:list-item>
              <text:p text:style-name="P11"><text:span text:style-name="T1">Wenn ein Skript durch das Aufrufen über die Kommandozeile ausgeführt wird, wird der Bytecode nie in eine </text:span><text:span text:style-name="Source_20_Text"><text:span text:style-name="T8">.pyc</text:span></text:span><text:span text:style-name="T1">- oder </text:span><text:span text:style-name="Source_20_Text"><text:span text:style-name="T8">.pyo</text:span></text:span><text:span text:style-name="T1">-Datei geschrieben. Deshalb kann die Startzeit eines Skripts durch das Auslagern des Codes in ein Modul reduziert werden. Es ist auch möglich eine </text:span><text:span text:style-name="Source_20_Text"><text:span text:style-name="T8">.pyc</text:span></text:span><text:span text:style-name="T1">- oder </text:span><text:span text:style-name="Source_20_Text"><text:span text:style-name="T8">.pyo</text:span></text:span><text:span text:style-name="T1">-Datei direkt in der Kommandozeile auszuführen.</text:span></text:p>
            </text:list-item>
            <text:list-item>
              <text:p text:style-name="P11"><text:span text:style-name="T1">Es ist möglich, eine </text:span><text:span text:style-name="Source_20_Text"><text:span text:style-name="T8">.pyc</text:span></text:span><text:span text:style-name="T1">- oder </text:span><text:span text:style-name="Source_20_Text"><text:span text:style-name="T8">.pyo</text:span></text:span><text:span text:style-name="T1">-Datei zu haben, ohne dass eine Datei mit dem Namen </text:span><text:span text:style-name="Source_20_Text"><text:span text:style-name="T8">spam.py</text:span></text:span><text:span text:style-name="T1"> für selbiges Modul existiert. Dies kann dazu genutzt werden, Python-Code auszuliefern, der relativ schwer rekonstruiert werden kann.</text:span></text:p>
            </text:list-item>
            <text:list-item>
              <text:p text:style-name="P11"><text:span text:style-name="T1">Das Modul </text:span><text:span text:style-name="Source_20_Text"><text:span text:style-name="T3">compileall</text:span></text:span><text:span text:style-name="T1"> kann </text:span><text:span text:style-name="Source_20_Text"><text:span text:style-name="T8">.pyc</text:span></text:span><text:span text:style-name="T1">-Dateien (oder auch </text:span><text:span text:style-name="Source_20_Text"><text:span text:style-name="T8">.pyo</text:span></text:span><text:span text:style-name="T1">, wenn </text:span><text:span text:style-name="Source_20_Text"><text:span text:style-name="T3">-O</text:span></text:span><text:span text:style-name="T1"> genutzt wird) aus allen Modulen eines Verzeichnisses erzeugen.</text:span></text:p>
            </text:list-item>
          </text:list>
        </text:section>
      </text:section>
      <text:section text:style-name="Sect1" text:name="standardmodule">
        <text:h text:style-name="P17" text:outline-level="2"><text:bookmark text:name="tut-standardmodules"/>6.2. Standardmodule</text:h>
        <text:p text:style-name="P5"><text:bookmark text:name="index-3"/><text:span text:style-name="T1">Python wird mit einer Bibliothek von Standardmodulen ausgeliefert, welche in der Python Library Reference beschrieben werden. Einige Module sind in den Interpreter eingebaut. Diese bieten Zugang zu Operationen, die nicht Teil des Sprachkerns sind, aber trotzdem eingebaut sind. Entweder, um Zugang zu Systemoperationen (wie z. B. Systemaufrufe) bereitzustellen oder aus Effizienzgründen. Die Zusammenstellung dieser Module ist eine Option in der Konfiguration, welche auch von der verwendeten Plattform abhängig ist. Beispielsweise ist das </text:span><text:span text:style-name="Source_20_Text"><text:span text:style-name="T3">winreg</text:span></text:span><text:span text:style-name="T1">-Modul nur unter Windows-Systemen verfügbar. Ein bestimmtes Modul verdient besondere Aufmerksamkeit: </text:span><text:span text:style-name="Source_20_Text"><text:span text:style-name="T3">sys</text:span></text:span><text:span text:style-name="T1">, welches in jeden Python-Interpreter eingebaut ist. Die Variablen </text:span><text:span text:style-name="Source_20_Text"><text:span text:style-name="T8">sys.ps1</text:span></text:span><text:span text:style-name="T1"> und </text:span><text:span text:style-name="Source_20_Text"><text:span text:style-name="T8">sys.ps2</text:span></text:span><text:span text:style-name="T1"> definieren die primären und sekundären Eingabeaufforderungen, die in der Kommandozeile verwendet werden:</text:span></text:p>
        <text:p text:style-name="P12">&gt;&gt;&gt; import sys</text:p>
        <text:p text:style-name="P15">&gt;&gt;&gt; sys.ps1</text:p>
        <text:p text:style-name="P15">'&gt;&gt;&gt; '</text:p>
        <text:p text:style-name="P15">&gt;&gt;&gt; sys.ps2</text:p>
        <text:p text:style-name="P15">'... '</text:p>
        <text:p text:style-name="P15">&gt;&gt;&gt; sys.ps1 = 'C&gt; '</text:p>
        <text:p text:style-name="P15">C&gt; print('Yuck!')</text:p>
        <text:p text:style-name="P15">Yuck!</text:p>
        <text:p text:style-name="P15">C&gt;</text:p>
        <text:p text:style-name="P4">Diese beiden Variablen werden nur definiert, wenn der Interpreter im interaktiven Modus ist.</text:p>
        <text:p text:style-name="P5"><text:soft-page-break/><text:span text:style-name="T1">Die Variable </text:span><text:span text:style-name="Source_20_Text"><text:span text:style-name="T8">sys.path</text:span></text:span><text:span text:style-name="T1"> ist eine Liste von Zeichenketten, die den Suchpfad des Interpreters vorgibt. Sie ist mit einem Standardpfad voreingestellt, der aus der Umgebungsvariable </text:span><text:bookmark text:name="index-4"/><text:span text:style-name="Source_20_Text"><text:span text:style-name="T3">PYTHONPATH</text:span></text:span><text:span text:style-name="T1"> entnommen wird oder aus einem eingebauten Standardwert, falls </text:span><text:bookmark text:name="index-5"/><text:span text:style-name="Source_20_Text"><text:span text:style-name="T3">PYTHONPATH</text:span></text:span><text:span text:style-name="T1"> nicht gesetzt ist. Man kann diese Variable mit normalen Listenoperationen verändern:</text:span></text:p>
        <text:p text:style-name="P12">&gt;&gt;&gt; import sys</text:p>
        <text:p text:style-name="P15">&gt;&gt;&gt; sys.path.append('/ufs/guido/lib/python')</text:p>
      </text:section>
      <text:section text:style-name="Sect1" text:name="die-dir-funktion">
        <text:h text:style-name="P18" text:outline-level="2"><text:bookmark text:name="tut-dir"/><text:span text:style-name="T6">6.3. Die </text:span><text:span text:style-name="Source_20_Text"><text:span text:style-name="T4">dir()</text:span></text:span><text:span text:style-name="T6">-Funktion</text:span></text:h>
        <text:p text:style-name="P5"><text:span text:style-name="T1">Die eingebaute Funktion </text:span><text:span text:style-name="Source_20_Text"><text:span text:style-name="T3">dir()</text:span></text:span><text:span text:style-name="T1"> wird benutzt, um herauszufinden, welche Namen in einem Modul definiert sind. Es wird eine sortierte Liste von Strings zurückgegeben:</text:span></text:p>
        <text:p text:style-name="P13"><text:s text:c="4"/><text:span text:style-name="T12">&gt;&gt;&gt; import fibo, sys</text:span></text:p>
        <text:p text:style-name="P16"><text:s text:c="4"/><text:span text:style-name="T12">&gt;&gt;&gt; dir(fibo)</text:span></text:p>
        <text:p text:style-name="P16"><text:s text:c="4"/><text:span text:style-name="T12">['__name__', 'fib', 'fib2']</text:span></text:p>
        <text:p text:style-name="P16"><text:s text:c="4"/><text:span text:style-name="T12">&gt;&gt;&gt; dir(sys)</text:span></text:p>
        <text:p text:style-name="P15">['__displayhook__', '__doc__', '__excepthook__', '__name__', '__stderr__',</text:p>
        <text:p text:style-name="P15">'__stdin__', '__stdout__', '_getframe', 'api_version', 'argv',</text:p>
        <text:p text:style-name="P15">'builtin_module_names', 'byteorder', 'callstats', 'copyright',</text:p>
        <text:p text:style-name="P15">'displayhook', 'exc_info', 'excepthook', 'exec_prefix', 'executable',</text:p>
        <text:p text:style-name="P15">'exit', 'getdefaultencoding', 'getdlopenflags', 'getrecursionlimit',</text:p>
        <text:p text:style-name="P15">'getrefcount', 'hexversion', 'maxint', 'maxunicode', 'meta_path', 'modules',</text:p>
        <text:p text:style-name="P15">'path', 'path_hooks', 'path_importer_cache', 'platform', 'prefix', 'ps1',</text:p>
        <text:p text:style-name="P15">'ps2', 'setcheckinterval', 'setdlopenflags', 'setprofile',</text:p>
        <text:p text:style-name="P15">'setrecursionlimit', 'settrace', 'stderr', 'stdin', 'stdout', 'version',</text:p>
        <text:p text:style-name="P15">'version_info', 'warnoptions']</text:p>
        <text:p text:style-name="P5"><text:span text:style-name="T1">Wenn man keine Parameter übergibt, liefert </text:span><text:span text:style-name="Source_20_Text"><text:span text:style-name="T3">dir()</text:span></text:span><text:span text:style-name="T1"> eine Liste der aktuell definierten Namen:</text:span></text:p>
        <text:p text:style-name="P13"><text:s text:c="4"/><text:span text:style-name="T12">&gt;&gt;&gt; a = [1, 2, 3, 4, 5]</text:span></text:p>
        <text:p text:style-name="P16"><text:s text:c="4"/><text:span text:style-name="T12">&gt;&gt;&gt; import fibo</text:span></text:p>
        <text:p text:style-name="P16"><text:s text:c="4"/><text:span text:style-name="T12">&gt;&gt;&gt; fib = fibo.fib</text:span></text:p>
        <text:p text:style-name="P16"><text:s text:c="4"/><text:span text:style-name="T12">&gt;&gt;&gt; dir()</text:span></text:p>
        <text:p text:style-name="P15">['__builtins__', '__doc__', '__file__', '__name__', 'a', 'fib', 'fibo',</text:p>
        <text:p text:style-name="P15">'sys']</text:p>
        <text:p text:style-name="P4">Zu Beachten ist, dass alle Typen von Namen ausgegeben werden: Variablen, Module, Funktionen, etc.</text:p>
        <text:p text:style-name="P5"><text:bookmark text:name="index-6"/><text:span text:style-name="Source_20_Text"><text:span text:style-name="T3">dir()</text:span></text:span><text:span text:style-name="T1"> listet allerdings nicht die Namen der eingebauten Funktionen und Variablen auf. Falls man diese auflisten will, muss man das Standardmodul </text:span><text:span text:style-name="Source_20_Text"><text:span text:style-name="T3">builtins</text:span></text:span><text:span text:style-name="T1"> verwenden:</text:span></text:p>
        <text:p text:style-name="P13"><text:s text:c="4"/><text:span text:style-name="T12">&gt;&gt;&gt; import builtins</text:span></text:p>
        <text:p text:style-name="P15">&gt;&gt;&gt; dir(builtins)</text:p>
        <text:p text:style-name="P15">['ArithmeticError', 'AssertionError', 'AttributeError', 'BaseException',</text:p>
        <text:p text:style-name="P15">'BufferError', 'BytesWarning', 'DeprecationWarning', 'EOFError', 'Ellipsis',</text:p>
        <text:p text:style-name="P15">'EnvironmentError', 'Exception', 'False', 'FloatingPointError',</text:p>
        <text:p text:style-name="P15">'FutureWarning', 'GeneratorExit', 'IOError', 'ImportError', 'ImportWarning',</text:p>
        <text:p text:style-name="P15">'IndentationError', 'IndexError', 'KeyError', 'KeyboardInterrupt',</text:p>
        <text:p text:style-name="P15">'LookupError', 'MemoryError', 'NameError', 'None', 'NotImplemented',</text:p>
        <text:p text:style-name="P15">'NotImplementedError', 'OSError', 'OverflowError',</text:p>
        <text:p text:style-name="P15">'PendingDeprecationWarning', 'ReferenceError', 'RuntimeError',</text:p>
        <text:p text:style-name="P15">'RuntimeWarning', 'StopIteration', 'SyntaxError', 'SyntaxWarning',</text:p>
        <text:p text:style-name="P15">'SystemError', 'SystemExit', 'TabError', 'True', 'TypeError',</text:p>
        <text:p text:style-name="P15">'UnboundLocalError', 'UnicodeDecodeError', 'UnicodeEncodeError',</text:p>
        <text:p text:style-name="P15"><text:soft-page-break/>'UnicodeError', 'UnicodeTranslateError', 'UnicodeWarning', 'UserWarning',</text:p>
        <text:p text:style-name="P15">'ValueError', 'Warning', 'ZeroDivisionError', '__build_class__',</text:p>
        <text:p text:style-name="P15">'__debug__', '__doc__', '__import__', '__name__', '__package__', 'abs',</text:p>
        <text:p text:style-name="P15">'all', 'any', 'ascii', 'bin', 'bool', 'bytearray', 'bytes', 'chr',</text:p>
        <text:p text:style-name="P15">'classmethod', 'compile', 'complex', 'copyright', 'credits', 'delattr',</text:p>
        <text:p text:style-name="P15">'dict', 'dir', 'divmod', 'enumerate', 'eval', 'exec', 'exit', 'filter',</text:p>
        <text:p text:style-name="P15">'float', 'format', 'frozenset', 'getattr', 'globals', 'hasattr', 'hash',</text:p>
        <text:p text:style-name="P15">'help', 'hex', 'id', 'input', 'int', 'isinstance', 'issubclass', 'iter',</text:p>
        <text:p text:style-name="P15">'len', 'license', 'list', 'locals', 'map', 'max', 'memoryview', 'min',</text:p>
        <text:p text:style-name="P15">'next', 'object', 'oct', 'open', 'ord', 'pow', 'print', 'property', 'quit',</text:p>
        <text:p text:style-name="P15">'range', 'repr', 'reversed', 'round', 'set', 'setattr', 'slice', 'sorted',</text:p>
        <text:p text:style-name="P15">'staticmethod', 'str', 'sum', 'super', 'tuple', 'type', 'vars', 'zip']</text:p>
      </text:section>
      <text:section text:style-name="Sect1" text:name="pakete">
        <text:h text:style-name="P17" text:outline-level="2"><text:bookmark text:name="tut-packages"/>6.4. Pakete</text:h>
        <text:p text:style-name="P5"><text:span text:style-name="T1">Pakete werden dazu verwendet, den Modul-Namensraum von Python zu strukturieren, indem man Modulnamen durch Punkte trennt. Zum Beispiel verweist </text:span><text:span text:style-name="Source_20_Text"><text:span text:style-name="T3">A.B</text:span></text:span><text:span text:style-name="T1"> auf ein Untermodul </text:span><text:span text:style-name="Source_20_Text"><text:span text:style-name="T8">B</text:span></text:span><text:span text:style-name="T1"> im Paket </text:span><text:span text:style-name="Source_20_Text"><text:span text:style-name="T8">A</text:span></text:span><text:span text:style-name="T1">. Genauso wie die Verwendung von Modulen den Autor von Modulen davor bewahrt, sich Sorgen um andere globale Variablennamen zu machen, so bewahrt die Verwendung von Modulen, die durch mehrere Punkte getrennt sind, den Autor davor, sich Sorgen um andere Modulnamen machen zu müssen.</text:span></text:p>
        <text:p text:style-name="P5"><text:span text:style-name="T1">Angenommen man will eine Sammlung von Modulen (ein “Paket”) erstellen, um Audiodateien und -daten einheitlich zu bearbeiten. Es gibt unzählige verschiedene Audioformate (gewöhnlicherweise erkennt man diese an Ihrer Dateiendung, z.B. </text:span><text:span text:style-name="Source_20_Text"><text:span text:style-name="T8">.wav</text:span></text:span><text:span text:style-name="T1">, </text:span><text:span text:style-name="Source_20_Text"><text:span text:style-name="T8">.aiff</text:span></text:span><text:span text:style-name="T1">, </text:span><text:span text:style-name="Source_20_Text"><text:span text:style-name="T8">.au</text:span></text:span><text:span text:style-name="T1">), sodass man eine ständig wachsende Sammlung von Modulen erstellen und warten muss. Außerdem will man auch verschiedene Arbeiten an den Audiodaten verrichten (wie zum Beispiel Mixen, Echo hinzufügen, etc.), also wird man immer wieder Module schreiben, die diese Arbeiten ausführen. Hier eine mögliche Struktur für so ein Paket (ausgedrückt in der Form eines hierarchischen Dateisystems):</text:span></text:p>
        <text:p text:style-name="P12">sound/ <text:s text:c="28"/>Top-level package</text:p>
        <text:p text:style-name="P16"><text:s text:c="9"/><text:span text:style-name="T12">__init__.py <text:s text:c="14"/>Initialize the sound package</text:span></text:p>
        <text:p text:style-name="P16"><text:s text:c="9"/><text:span text:style-name="T12">formats/ <text:s text:c="17"/>Subpackage for file format conversions</text:span></text:p>
        <text:p text:style-name="P16"><text:s text:c="17"/><text:span text:style-name="T12">__init__.py</text:span></text:p>
        <text:p text:style-name="P16"><text:s text:c="17"/><text:span text:style-name="T12">wavread.py</text:span></text:p>
        <text:p text:style-name="P16"><text:s text:c="17"/><text:span text:style-name="T12">wavwrite.py</text:span></text:p>
        <text:p text:style-name="P16"><text:s text:c="17"/><text:span text:style-name="T12">aiffread.py</text:span></text:p>
        <text:p text:style-name="P16"><text:s text:c="17"/><text:span text:style-name="T12">aiffwrite.py</text:span></text:p>
        <text:p text:style-name="P16"><text:s text:c="17"/><text:span text:style-name="T12">auread.py</text:span></text:p>
        <text:p text:style-name="P16"><text:s text:c="17"/><text:span text:style-name="T12">auwrite.py</text:span></text:p>
        <text:p text:style-name="P16"><text:s text:c="17"/><text:span text:style-name="T12">...</text:span></text:p>
        <text:p text:style-name="P16"><text:s text:c="9"/><text:span text:style-name="T12">effects/ <text:s text:c="17"/>Subpackage for sound effects</text:span></text:p>
        <text:p text:style-name="P16"><text:s text:c="17"/><text:span text:style-name="T12">__init__.py</text:span></text:p>
        <text:p text:style-name="P16"><text:s text:c="17"/><text:span text:style-name="T12">echo.py</text:span></text:p>
        <text:p text:style-name="P16"><text:s text:c="17"/><text:span text:style-name="T12">surround.py</text:span></text:p>
        <text:p text:style-name="P16"><text:s text:c="17"/><text:span text:style-name="T12">reverse.py</text:span></text:p>
        <text:p text:style-name="P16"><text:s text:c="17"/><text:span text:style-name="T12">...</text:span></text:p>
        <text:p text:style-name="P16"><text:s text:c="9"/><text:span text:style-name="T12">filters/ <text:s text:c="17"/>Subpackage for filters</text:span></text:p>
        <text:p text:style-name="P16"><text:s text:c="17"/><text:span text:style-name="T12">__init__.py</text:span></text:p>
        <text:p text:style-name="P16"><text:s text:c="17"/><text:span text:style-name="T12">equalizer.py</text:span></text:p>
        <text:p text:style-name="P16"><text:s text:c="17"/><text:span text:style-name="T12">vocoder.py</text:span></text:p>
        <text:p text:style-name="P16"><text:s text:c="17"/><text:span text:style-name="T12">karaoke.py</text:span></text:p>
        <text:p text:style-name="P16"><text:s text:c="17"/><text:span text:style-name="T12">...</text:span></text:p>
        <text:p text:style-name="P5"><text:soft-page-break/><text:span text:style-name="T1">Wenn man das Paket importiert, sucht Python durch die Verzeichnisse im </text:span><text:span text:style-name="Source_20_Text"><text:span text:style-name="T8">sys.path</text:span></text:span><text:span text:style-name="T1">, um nach dem Paket in einem Unterverzeichnis zu suchen.</text:span></text:p>
        <text:p text:style-name="P5"><text:span text:style-name="T1">Die </text:span><text:span text:style-name="Source_20_Text"><text:span text:style-name="T8">__init__.py</text:span></text:span><text:span text:style-name="T1">-Datei wird benötigt, damit Python das Verzeichnis als Paket behandelt. Dies hat den Grund, dass Verzeichnisse mit einem normalen Namen, wie z.B. </text:span><text:span text:style-name="Source_20_Text"><text:span text:style-name="T8">string</text:span></text:span><text:span text:style-name="T1">, nicht unbeabsichtigt Module verstecken, die weiter hinten im Suchpfad erscheinen. Im einfachsten Fall ist </text:span><text:span text:style-name="Source_20_Text"><text:span text:style-name="T8">__init__.py</text:span></text:span><text:span text:style-name="T1"> eine leere Datei, sie kann allerdings auch Initialisierungscode für das Paket enthalten oder die </text:span><text:span text:style-name="Source_20_Text"><text:span text:style-name="T8">__all__</text:span></text:span><text:span text:style-name="T1">-Variable setzen, welche später genauer beschrieben wird.</text:span></text:p>
        <text:p text:style-name="P4">Benutzer eines Pakets können individuelle Module aus dem Paket importieren:</text:p>
        <text:p text:style-name="P12">import sound.effects.echo</text:p>
        <text:p text:style-name="P5"><text:span text:style-name="T1">Dieser Vorgang lädt das Untermodul </text:span><text:span text:style-name="Source_20_Text"><text:span text:style-name="T3">sound.effects.echo</text:span></text:span><text:span text:style-name="T1">. Es muss mit seinem kompletten Namen referenziert werden:</text:span></text:p>
        <text:p text:style-name="P12">sound.effects.echo.echofilter(input, output, delay=0.7, atten=4)</text:p>
        <text:p text:style-name="P4">Eine alternative Methode, um dieses Untermodul zu importieren:</text:p>
        <text:p text:style-name="P12">from sound.effects import echo</text:p>
        <text:p text:style-name="P5"><text:span text:style-name="T1">Diese Variante lädt auch das Untermodul </text:span><text:span text:style-name="Source_20_Text"><text:span text:style-name="T3">echo</text:span></text:span><text:span text:style-name="T1">, macht es aber ohne seinen Paket-Präfix verfügbar. Man verwendet es folgendermaßen:</text:span></text:p>
        <text:p text:style-name="P12">echo.echofilter(input, output, delay=0.7, atten=4)</text:p>
        <text:p text:style-name="P4">Eine weitere Möglichkeit ist, die beschriebene Funktion oder Variable direkt zu importieren:</text:p>
        <text:p text:style-name="P12">from sound.effects.echo import echofilter</text:p>
        <text:p text:style-name="P5"><text:span text:style-name="T1">Genau wie in den anderen Beispielen, lädt dies das Untermodul </text:span><text:span text:style-name="Source_20_Text"><text:span text:style-name="T3">echo</text:span></text:span><text:span text:style-name="T1">. In diesem Fall wird aber die </text:span><text:span text:style-name="Source_20_Text"><text:span text:style-name="T3">echofilter()</text:span></text:span><text:span text:style-name="T1"> Funktion direkt verfügbar gemacht:</text:span></text:p>
        <text:p text:style-name="P12">echofilter(input, output, delay=0.7, atten=4)</text:p>
        <text:p text:style-name="P5"><text:span text:style-name="T1">Wenn man </text:span><text:span text:style-name="Source_20_Text"><text:span text:style-name="T8">from package import item</text:span></text:span><text:span text:style-name="T1"> verwendet, kann das </text:span><text:span text:style-name="Source_20_Text"><text:span text:style-name="T8">item</text:span></text:span><text:span text:style-name="T1"> entweder ein Untermodul und -paket sein oder ein Name, der in diesem Paket definiert ist (z. B. eine Funktion, eine Klasse oder Variable). Die </text:span><text:span text:style-name="Source_20_Text"><text:span text:style-name="T8">import</text:span></text:span><text:span text:style-name="T1">-Anweisung überprüft zuerst, ob das </text:span><text:span text:style-name="Source_20_Text"><text:span text:style-name="T8">item</text:span></text:span><text:span text:style-name="T1"> in diesem Paket definiert ist; falls nicht, wird von einem Modul ausgegangen und versucht es zu laden. Wenn nichts gefunden wird, wird eine </text:span><text:span text:style-name="Source_20_Text"><text:span text:style-name="T3">ImportError</text:span></text:span><text:span text:style-name="T1">-Ausnahme geworfen.</text:span></text:p>
        <text:p text:style-name="P5"><text:span text:style-name="T1">Im Gegensatz dazu, muss bei Verwendung von </text:span><text:span text:style-name="Source_20_Text"><text:span text:style-name="T8">import item.subitem.subsubitem</text:span></text:span><text:span text:style-name="T1"> jedes </text:span><text:span text:style-name="Source_20_Text"><text:span text:style-name="T8">item</text:span></text:span><text:span text:style-name="T1"> ein Paket sein; das letzte </text:span><text:span text:style-name="Source_20_Text"><text:span text:style-name="T8">item</text:span></text:span><text:span text:style-name="T1"> kann ein Modul oder ein Paket sein, aber es darf keine Klasse, Funktion oder Variable im darüber geordneten </text:span><text:span text:style-name="Source_20_Text"><text:span text:style-name="T8">item</text:span></text:span><text:span text:style-name="T1"> sein.</text:span></text:p>
        <text:section text:style-name="Sect1" text:name="aus-einem-paket-importieren">
          <text:h text:style-name="P19" text:outline-level="3"><text:bookmark text:name="tut-pkg-import-start"/><text:soft-page-break/>6.4.1. * aus einem Paket importieren</text:h>
          <text:p text:style-name="P5"><text:bookmark text:name="index-7"/><text:span text:style-name="T1">Was passiert nun, wenn der Benutzer </text:span><text:span text:style-name="Source_20_Text"><text:span text:style-name="T8">from sound.effects import *</text:span></text:span><text:span text:style-name="T1"> schreibt? Idealerweise würde man hoffen, dass dies irgendwie an das Dateisystem weitergereicht wird und alle Untermodule, die es im Paket gibt, findet und sie alle importiert. Das könnte sehr lange dauern und Untermodule zu importieren könnte Nebeneffekte hervorrufen, die nur dann auftreten sollten, wenn das Untermodul explizit importiert wird.</text:span></text:p>
          <text:p text:style-name="P5"><text:span text:style-name="T1">Die einzige Lösung ist, dass der Autor des Paketes einen expliziten Index des Paketes bereitstellt. Die </text:span><text:span text:style-name="Source_20_Text"><text:span text:style-name="T3">import</text:span></text:span><text:span text:style-name="T1">-Anweisung folgt folgender Konvention: Definiert die Datei </text:span><text:span text:style-name="Source_20_Text"><text:span text:style-name="T8">__init__.py</text:span></text:span><text:span text:style-name="T1"> des Paketes eine Liste namens </text:span><text:span text:style-name="Source_20_Text"><text:span text:style-name="T8">__all__</text:span></text:span><text:span text:style-name="T1">, wird diese als Liste der Modulnamen behandelt, die bei </text:span><text:span text:style-name="Source_20_Text"><text:span text:style-name="T8">from package import *</text:span></text:span><text:span text:style-name="T1"> importiert werden sollen. Es ist Aufgabe des Paketautoren diese Liste aktuell zu halten, wenn er eine neue Version des Paketes veröffentlicht. Paketautoren können sich auch entscheiden es nicht zu unterstützen, wenn sie einen *-Import ihres Paketes für nutzlos halten. Zum Beispiel könnte die Datei </text:span><text:span text:style-name="Source_20_Text"><text:span text:style-name="T8">sound/effects/__init__.py</text:span></text:span><text:span text:style-name="T1"> folgenden Code enthalten:</text:span></text:p>
          <text:p text:style-name="P12">__all__ = ["echo", "surround", "reverse"]</text:p>
          <text:p text:style-name="P5"><text:span text:style-name="T1">Dies würde bedeuten, dass </text:span><text:span text:style-name="Source_20_Text"><text:span text:style-name="T8">from sound.effects import *</text:span></text:span><text:span text:style-name="T1"> die drei genannten Untermodule des </text:span><text:span text:style-name="Source_20_Text"><text:span text:style-name="T3">sound</text:span></text:span><text:span text:style-name="T1"> Paketes importiert.</text:span></text:p>
          <text:p text:style-name="P5"><text:span text:style-name="T1">Ist </text:span><text:span text:style-name="Source_20_Text"><text:span text:style-name="T8">__all__</text:span></text:span><text:span text:style-name="T1"> nicht definiert, importiert die Anweisung </text:span><text:span text:style-name="Source_20_Text"><text:span text:style-name="T8">from sound.effects import *</text:span></text:span><text:span text:style-name="T1"> </text:span><text:span text:style-name="Emphasis"><text:span text:style-name="T1">nicht</text:span></text:span><text:span text:style-name="T1"> alle Untermodule des Paketes </text:span><text:span text:style-name="Source_20_Text"><text:span text:style-name="T3">sound.effects</text:span></text:span><text:span text:style-name="T1"> in den aktuellen Namensraum; es stellt nur sicher, dass das Paket </text:span><text:span text:style-name="Source_20_Text"><text:span text:style-name="T3">sound.effects</text:span></text:span><text:span text:style-name="T1"> importiert wurde (möglicherweise führt es jeglichen Initialisierungscode in </text:span><text:span text:style-name="Source_20_Text"><text:span text:style-name="T8">__init__.py</text:span></text:span><text:span text:style-name="T1"> aus) und importiert dann alle Namen, die im Paket definiert wurden. Inklusive der Namen, die in </text:span><text:span text:style-name="Source_20_Text"><text:span text:style-name="T8">__init__.py</text:span></text:span><text:span text:style-name="T1"> definiert werden (und Untermodule die explizit geladen werden). Es bindet auch jegliche Untermodule des Paketes ein, die durch vorherige </text:span><text:span text:style-name="Source_20_Text"><text:span text:style-name="T3">import</text:span></text:span><text:span text:style-name="T1">-Anweisungen explizit geladen wurden. Schau Dir mal diesen Code an:</text:span></text:p>
          <text:p text:style-name="P12">import sound.effects.echo</text:p>
          <text:p text:style-name="P15">import sound.effects.surround</text:p>
          <text:p text:style-name="P15">from sound.effects import *</text:p>
          <text:p text:style-name="P5"><text:span text:style-name="T1">Hier werden die Module </text:span><text:span text:style-name="Source_20_Text"><text:span text:style-name="T3">echo</text:span></text:span><text:span text:style-name="T1"> und </text:span><text:span text:style-name="Source_20_Text"><text:span text:style-name="T3">surround</text:span></text:span><text:span text:style-name="T1"> in den aktuellen Namensraum importiert, da sie im Paket </text:span><text:span text:style-name="Source_20_Text"><text:span text:style-name="T3">sound.effects</text:span></text:span><text:span text:style-name="T1"> definiert sind, wenn die Anweisung </text:span><text:span text:style-name="Source_20_Text"><text:span text:style-name="T8">from ... import</text:span></text:span><text:span text:style-name="T1"> ausgeführt wird. (Das funktioniert auch wenn </text:span><text:span text:style-name="Source_20_Text"><text:span text:style-name="T8">__all__</text:span></text:span><text:span text:style-name="T1"> definiert ist.)</text:span></text:p>
          <text:p text:style-name="P5"><text:span text:style-name="T1">Auch wenn manche Module so entworfen wurden, nur Namen, die einem bestimmten Namensschema folgen, bei einem </text:span><text:span text:style-name="Source_20_Text"><text:span text:style-name="T8">import *</text:span></text:span><text:span text:style-name="T1"> zu exportieren, wird es dennoch als schlechte Praxis betrachtet.</text:span></text:p>
          <text:p text:style-name="P5"><text:soft-page-break/><text:span text:style-name="T1">Aber bedenke, dass an der Benutzung von </text:span><text:span text:style-name="Source_20_Text"><text:span text:style-name="T8">from Package import specific_submodule</text:span></text:span><text:span text:style-name="T1"> nichts falsch ist! In der Tat ist es die empfohlene Schreibweise, es sei denn das importierende Modul benutzt gleichnamige Untermodule von anderen Paketen.</text:span></text:p>
        </text:section>
        <text:section text:style-name="Sect1" text:name="referenzen-innerhalb-des-paketes">
          <text:h text:style-name="P20" text:outline-level="3">6.4.2. Referenzen innerhalb des Paketes</text:h>
          <text:p text:style-name="P5"><text:span text:style-name="T1">Werden Pakete in Unterpakete strukturiert (wie das </text:span><text:span text:style-name="Source_20_Text"><text:span text:style-name="T3">sound</text:span></text:span><text:span text:style-name="T1">-Paket im Beispiel), kann man absolute Importe benutzen um Untermodule der Geschwisterpakete zu referenzieren. Wenn das Modul </text:span><text:span text:style-name="Source_20_Text"><text:span text:style-name="T3">sound.filters.vocoder</text:span></text:span><text:span text:style-name="T1"> beispielsweise das Modul </text:span><text:span text:style-name="Source_20_Text"><text:span text:style-name="T3">echo</text:span></text:span><text:span text:style-name="T1"> im Paket </text:span><text:span text:style-name="Source_20_Text"><text:span text:style-name="T3">sound.effects</text:span></text:span><text:span text:style-name="T1"> benutzen muss, kann es </text:span><text:span text:style-name="Source_20_Text"><text:span text:style-name="T8">from sound.effects import echo</text:span></text:span><text:span text:style-name="T1"> nutzen.</text:span></text:p>
          <text:p text:style-name="P5"><text:span text:style-name="T1">Man kann auch relative Importe in der </text:span><text:span text:style-name="Source_20_Text"><text:span text:style-name="T8">from module import name</text:span></text:span><text:span text:style-name="T1">-Form der </text:span><text:span text:style-name="Source_20_Text"><text:span text:style-name="T3">import</text:span></text:span><text:span text:style-name="T1">-Anweisung nutzen. Diese Importe nutzen führende Punkte, um das aktuelle und die Elternpakete, die im relativen Import beteiligt sind, anzugeben. Aus dem </text:span><text:span text:style-name="Source_20_Text"><text:span text:style-name="T3">surround</text:span></text:span><text:span text:style-name="T1">-Modul heraus, könnte man beispielsweise folgendes nutzen:</text:span></text:p>
          <text:p text:style-name="P12">from . import echo</text:p>
          <text:p text:style-name="P15">from .. import formats</text:p>
          <text:p text:style-name="P15">from ..filters import equalizer</text:p>
          <text:p text:style-name="P5"><text:span text:style-name="T1">Beachte, dass relative Importe auf dem Namen des aktuellen Moduls basieren. Da der Name des Hauptmoduls immer </text:span><text:span text:style-name="Source_20_Text"><text:span text:style-name="T8">"__main__"</text:span></text:span><text:span text:style-name="T1"> ist, müssen Module, die als Hauptmodul einer Python-Anwendung gedacht sind, immer absolute Importe nutzen.</text:span></text:p>
        </text:section>
        <text:section text:style-name="Sect1" text:name="pakete-in-mehreren-verzeichnissen">
          <text:h text:style-name="P20" text:outline-level="3">6.4.3. Pakete in mehreren Verzeichnissen</text:h>
          <text:p text:style-name="P5"><text:span text:style-name="T1">Pakete unterstützen ein weiteres besonderes Attribut: </text:span><text:span text:style-name="Source_20_Text"><text:span text:style-name="T3">__path__</text:span></text:span><text:span text:style-name="T1">. Es wird als Liste initialisiert, die den Namen des Verzeichnisses mit der </text:span><text:span text:style-name="Source_20_Text"><text:span text:style-name="T8">__init__.py</text:span></text:span><text:span text:style-name="T1"> des Pakets enthält. Dies geschieht, bevor der Code in dieser Datei ausgeführt wird. Diese Variable kann verändert werden und eine Änderung beeinflusst zukünftige Suchen nach Modulen und Unterpaketen, die im Paket enthalten sind.</text:span></text:p>
          <text:p text:style-name="P4">Auch wenn dieses Feature nicht oft gebraucht wird, kann sie benutzt werden um die Menge der Module, die in einem Paket gefunden werden, zu erweitern.</text:p>
          <text:p text:style-name="P7">Fußnoten</text:p>
          <text:p text:style-name="P1"><text:bookmark text:name="id1"/></text:p>
          <table:table table:name="Table1" table:style-name="Table1">
            <table:table-column table:style-name="Table1.A"/>
            <table:table-column table:style-name="Table1.B"/>
            <table:table-row>
              <table:table-cell table:style-name="Table1.A1" office:value-type="string">
                <text:p text:style-name="P21">[1]</text:p>
              </table:table-cell>
              <table:table-cell table:style-name="Table1.A1" office:value-type="string">
                <text:p text:style-name="P22">Eigentlich sind Funktionsdefinitionen auch ‘Anweisungen’, die ‘ausgeführt’ werden; die Ausführung einer Funktionsdefinition auf Modulebene fügt den Funktionsnamen in die globale Symboltabelle des Moduls ein.</text:p>
              </table:table-cell>
            </table:table-row>
          </table:table>
          <text:p text:style-name="P3"/>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7:41:52.498403718</meta:creation-date>
    <dc:date>2021-04-18T07:44:24.956024282</dc:date>
    <meta:editing-duration>PT2M39S</meta:editing-duration>
    <meta:editing-cycles>1</meta:editing-cycles>
    <meta:document-statistic meta:table-count="1" meta:image-count="0" meta:object-count="0" meta:page-count="10" meta:paragraph-count="210" meta:word-count="3002" meta:character-count="22278" meta:non-whitespace-character-count="18953"/>
    <meta:generator>LibreOffice/6.1.5.2$Linux_ARM_EABI LibreOffice_project/10$Build-2</meta:generator>
  </office:meta>
</office:document-meta>
</file>